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RWPROC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RWPROC Roadmap to Release 1.0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1">ArtMoney</text:span><text:span text:style-name="T2"> crashes sometimes and cannot be run on some machines or systems.</text:span></text:p>
            <text:p><text:span text:style-name="T1">ArtMoney</text:span><text:span text:style-name="T2"> does not provide required filters for free, for example:</text:span></text:p>
            <text:list text:style-name="L2">
              <text:list-item>
                <text:p><text:span text:style-name="T2">Formula Filter – Pro version only,</text:span></text:p>
              </text:list-item>
              <text:list-item>
                <text:p><text:span text:style-name="T2">Bigger or Smaller Filter (X[k+1] &gt; X[k] or X[k+1] &lt; X[k]) – Does not exist.</text:span></text:p>
              </text:list-item>
            </text:list>
            <text:p><text:span text:style-name="T1">CheatEngine</text:span><text:span text:style-name="T2"> is blocked by operating systems, browsers and anti-viruses despite the application is well-known open source project.</text:span></text:p>
            <text:p><text:span text:style-name="T2"/></text:p>
            <text:p><text:span text:style-name="T1">Motivation</text:span><text:span text:style-name="T2">: create own application to read/write process memory for my personal purposes and that might be useful for other people. The app name </text:span><text:span text:style-name="T1">CRWPROC</text:span><text:span text:style-name="T2"> means </text:span><text:span text:style-name="T3">C</text:span><text:span text:style-name="T4">++</text:span><text:span text:style-name="T1"> </text:span><text:span text:style-name="T3">R</text:span><text:span text:style-name="T4">ead</text:span><text:span text:style-name="T1"> </text:span><text:span text:style-name="T3">W</text:span><text:span text:style-name="T4">rite</text:span><text:span text:style-name="T1"> </text:span><text:span text:style-name="T3">Proc</text:span><text:span text:style-name="T4">ess</text:span><text:span text:style-name="T2">.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ey Features for version 1.0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++ console application for Windows 10.</text:span></text:p>
              </text:list-item>
              <text:list-item>
                <text:p><text:span text:style-name="T2">Several filters to search values in a process.</text:span></text:p>
              </text:list-item>
              <text:list-item>
                <text:p><text:span text:style-name="T2">A view table to get overview on search results.</text:span></text:p>
              </text:list-item>
              <text:list-item>
                <text:p><text:span text:style-name="T2">An edit table to modify values.</text:span></text:p>
              </text:list-item>
              <text:list-item>
                <text:p><text:span text:style-name="T2">Save the edit table to use it later by loading it.</text:span></text:p>
              </text:list-item>
              <text:list-item>
                <text:p><text:span text:style-name="T2">Logging system to make it possible to maintain the applicat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lters to Search Valu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2">Filter to search for exact value.</text:span></text:p>
              </text:list-item>
              <text:list-item>
                <text:p text:style-name="P5"><text:span text:style-name="T2">Filter to search value in range (A, B).</text:span></text:p>
              </text:list-item>
              <text:list-item>
                <text:p text:style-name="P5"><text:span text:style-name="T2">Filter to search value that became bigger or smaller: X[k+1] &gt; X[k] or X[k+1] &lt; X[k]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A Overview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2">There is no team around the application in order to support it and test well.</text:span></text:p>
            <text:p><text:span text:style-name="T2">The quality of the application should be ensured:</text:span></text:p>
            <text:list text:style-name="L3">
              <text:list-item>
                <text:p><text:span text:style-name="T2">Unit-testing by using GoogleTests.</text:span></text:p>
              </text:list-item>
              <text:list-item>
                <text:p><text:span text:style-name="T2">System-testing by using RobotFramework.</text:span></text:p>
              </text:list-item>
              <text:list-item>
                <text:p><text:span text:style-name="T2">Code quality support by using static analyzers.</text:span></text:p>
              </text:list-item>
              <text:list-item>
                <text:p><text:span text:style-name="T2">Check each commit by running CI based on GitHub actions where all previous check are going to be perform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cument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><text:span text:style-name="T2">Documentation how to use the application should be introduced in order to make possible to use by others, otherwise it is going to an application for me only.</text:span></text:p>
            <text:p><text:span text:style-name="T2">General directions:</text:span></text:p>
            <text:list text:style-name="L3">
              <text:list-item>
                <text:p><text:span text:style-name="T2">ReadMe on GitHub page.</text:span></text:p>
              </text:list-item>
              <text:list-item>
                <text:p><text:span text:style-name="T2">YouTube videos where the application is used with different gam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18:47:02.951000000</meta:creation-date>
    <dc:date>2021-08-25T23:47:51.234000000</dc:date>
    <meta:editing-duration>PT10M34S</meta:editing-duration>
    <meta:editing-cycles>4</meta:editing-cycles>
    <meta:generator>LibreOffice/7.2.0.4$Windows_X86_64 LibreOffice_project/9a9c6381e3f7a62afc1329bd359cc48accb6435b</meta:generator>
    <meta:document-statistic meta:object-count="45"/>
  </office:meta>
</office:document-meta>
</file>